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2"/>
    <style:style style:name="ce3" style:family="table-cell" style:parent-style-name="Default" style:data-style-name="N0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61">
      <style:table-cell-properties fo:border="0.06pt solid #000000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6kH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 crystal:</text:p>
          </table:table-cell>
          <table:table-cell table:style-name="ce1" office:value-type="float" office:value="16000000" calcext:value-type="float">
            <text:p>1.60E+07</text:p>
          </table:table-cell>
          <table:table-cell/>
        </table:table-row>
        <table:table-row table:style-name="ro1">
          <table:table-cell office:value-type="string" calcext:value-type="string">
            <text:p>Mains frequency: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C channels: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mpl/mains_period/channel: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Total_sampl/mains period:</text:p>
          </table:table-cell>
          <table:table-cell table:formula="of:=[.$B$5]*[.$B$7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s:</text:p>
          </table:table-cell>
          <table:table-cell table:formula="of:=(1/[.$B$4])/[.$B$15]" office:value-type="float" office:value="0.000166666666666667" calcext:value-type="float">
            <text:p>0.000166666666667</text:p>
          </table:table-cell>
          <table:table-cell/>
        </table:table-row>
        <table:table-row table:style-name="ro1">
          <table:table-cell office:value-type="string" calcext:value-type="string">
            <text:p>fs:</text:p>
          </table:table-cell>
          <table:table-cell table:formula="of:=1/[.$B$16]" office:value-type="float" office:value="6000" calcext:value-type="float">
            <text:p>6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1 TOP value:</text:p>
          </table:table-cell>
          <table:table-cell table:formula="of:=ROUND([.$B$3]/(2*[.$B$17]))" office:value-type="float" office:value="1333" calcext:value-type="float">
            <text:p>1333</text:p>
          </table:table-cell>
          <table:table-cell table:style-name="ce3"/>
        </table:table-row>
        <table:table-row table:style-name="ro1">
          <table:table-cell office:value-type="string" calcext:value-type="string">
            <text:p>offset:</text:p>
          </table:table-cell>
          <table:table-cell table:formula="of:=ROUND(([.B19]-1023)/2)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Duty Cycle range:</text:p>
          </table:table-cell>
          <table:table-cell table:style-name="ce2" table:formula="of:=1023/[.B19]" office:value-type="float" office:value="0.767441860465116" calcext:value-type="float">
            <text:p>0.77</text:p>
          </table:table-cell>
          <table:table-cell/>
        </table:table-row>
      </table:table>
      <table:table table:name="7kHz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 crystal:</text:p>
          </table:table-cell>
          <table:table-cell table:style-name="ce1" office:value-type="float" office:value="16000000" calcext:value-type="float">
            <text:p>1.60E+07</text:p>
          </table:table-cell>
          <table:table-cell/>
        </table:table-row>
        <table:table-row table:style-name="ro1">
          <table:table-cell office:value-type="string" calcext:value-type="string">
            <text:p>Mains frequency: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C channels: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mpl/mains_period/channel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or divide by 2)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Total_sampl/mains period:</text:p>
          </table:table-cell>
          <table:table-cell table:formula="of:=[.$B$5]*[.$B$7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Ts:</text:p>
          </table:table-cell>
          <table:table-cell table:formula="of:=(1/[.$B$4])/[.$B$15]" office:value-type="float" office:value="0.000142857142857143" calcext:value-type="float">
            <text:p>0.000142857142857</text:p>
          </table:table-cell>
          <table:table-cell/>
        </table:table-row>
        <table:table-row table:style-name="ro1">
          <table:table-cell office:value-type="string" calcext:value-type="string">
            <text:p>fs:</text:p>
          </table:table-cell>
          <table:table-cell table:formula="of:=1/[.$B$16]" office:value-type="float" office:value="7000" calcext:value-type="float">
            <text:p>7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1 TOP value:</text:p>
          </table:table-cell>
          <table:table-cell table:formula="of:=ROUND([.$B$3]/(2*[.$B$17]))"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string" calcext:value-type="string">
            <text:p>offset:</text:p>
          </table:table-cell>
          <table:table-cell table:formula="of:=ROUND(([.B19]-1023)/2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Duty Cycle range:</text:p>
          </table:table-cell>
          <table:table-cell table:style-name="ce2" table:formula="of:=1023/[.B19]" office:value-type="float" office:value="0.89501312335958" calcext:value-type="float">
            <text:p>0.90</text:p>
          </table:table-cell>
          <table:table-cell/>
        </table:table-row>
      </table:table>
      <table:table table:name="6.25kHz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7" office:value-type="string" calcext:value-type="string">
            <text:p>OPT. 1</text:p>
          </table:table-cell>
          <table:table-cell table:style-name="ce7" office:value-type="string" calcext:value-type="string">
            <text:p>OPT. 2</text:p>
          </table:table-cell>
          <table:table-cell table:style-name="ce7" office:value-type="string" calcext:value-type="string">
            <text:p>OPT. 3</text:p>
          </table:table-cell>
          <table:table-cell table:style-name="ce7" office:value-type="string" calcext:value-type="string">
            <text:p>OPT. 4</text:p>
          </table:table-cell>
          <table:table-cell table:style-name="ce7" office:value-type="string" calcext:value-type="string">
            <text:p>OPT. 5</text:p>
          </table:table-cell>
          <table:table-cell table:style-name="ce7" office:value-type="string" calcext:value-type="string">
            <text:p>OPT. 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 crystal:</text:p>
          </table:table-cell>
          <table:table-cell table:number-columns-repeated="6" table:style-name="ce8" office:value-type="float" office:value="16000000" calcext:value-type="float">
            <text:p>1.60E+07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Mains frequency:</text:p>
          </table:table-cell>
          <table:table-cell table:number-columns-repeated="6" table:style-name="ce9" office:value-type="float" office:value="50" calcext:value-type="float">
            <text:p>50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Number of ADC channels: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number-columns-repeated="4"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grid, number samples per mains period: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mains period</text:p>
          </table:table-cell>
          <table:table-cell table:formula="of:=1/[.B4]" office:value-type="float" office:value="0.02" calcext:value-type="float">
            <text:p>0.02</text:p>
          </table:table-cell>
          <table:table-cell table:formula="of:=1/[.C4]" office:value-type="float" office:value="0.02" calcext:value-type="float">
            <text:p>0.02</text:p>
          </table:table-cell>
          <table:table-cell table:formula="of:=1/[.D4]" office:value-type="float" office:value="0.02" calcext:value-type="float">
            <text:p>0.02</text:p>
          </table:table-cell>
          <table:table-cell table:formula="of:=1/[.E4]" office:value-type="float" office:value="0.02" calcext:value-type="float">
            <text:p>0.02</text:p>
          </table:table-cell>
          <table:table-cell table:formula="of:=1/[.F4]" office:value-type="float" office:value="0.02" calcext:value-type="float">
            <text:p>0.02</text:p>
          </table:table-cell>
          <table:table-cell table:formula="of:=1/[.G4]" office:value-type="float" office:value="0.02" calcext:value-type="float">
            <text:p>0.0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C samples per grid period:</text:p>
          </table:table-cell>
          <table:table-cell table:formula="of:=[.B5]*[.B7]" office:value-type="float" office:value="120" calcext:value-type="float">
            <text:p>120</text:p>
          </table:table-cell>
          <table:table-cell table:formula="of:=[.C5]*[.C7]" office:value-type="float" office:value="138" calcext:value-type="float">
            <text:p>138</text:p>
          </table:table-cell>
          <table:table-cell table:formula="of:=[.D5]*[.D7]" office:value-type="float" office:value="100" calcext:value-type="float">
            <text:p>100</text:p>
          </table:table-cell>
          <table:table-cell table:formula="of:=[.E5]*[.E7]" office:value-type="float" office:value="120" calcext:value-type="float">
            <text:p>120</text:p>
          </table:table-cell>
          <table:table-cell table:formula="of:=[.F5]*[.F7]" office:value-type="float" office:value="125" calcext:value-type="float">
            <text:p>125</text:p>
          </table:table-cell>
          <table:table-cell table:formula="of:=[.G5]*[.G7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s (loop time IRQ) :</text:p>
          </table:table-cell>
          <table:table-cell table:style-name="ce1" table:formula="of:=(1/[.B4])/[.B14]" office:value-type="float" office:value="0.000166666666666667" calcext:value-type="float">
            <text:p>1.67E-04</text:p>
          </table:table-cell>
          <table:table-cell table:style-name="ce1" table:formula="of:=(1/[.C4])/[.C14]" office:value-type="float" office:value="0.000144927536231884" calcext:value-type="float">
            <text:p>1.45E-04</text:p>
          </table:table-cell>
          <table:table-cell table:style-name="ce1" table:formula="of:=(1/[.D4])/[.D14]" office:value-type="float" office:value="0.0002" calcext:value-type="float">
            <text:p>2.00E-04</text:p>
          </table:table-cell>
          <table:table-cell table:style-name="ce1" table:formula="of:=(1/[.E4])/[.E14]" office:value-type="float" office:value="0.000166666666666667" calcext:value-type="float">
            <text:p>1.67E-04</text:p>
          </table:table-cell>
          <table:table-cell table:style-name="ce1" table:formula="of:=(1/[.F4])/[.F14]" office:value-type="float" office:value="0.00016" calcext:value-type="float">
            <text:p>1.60E-04</text:p>
          </table:table-cell>
          <table:table-cell table:style-name="ce1" table:formula="of:=(1/[.G4])/[.G14]" office:value-type="float" office:value="0.000133333333333333" calcext:value-type="float">
            <text:p>1.33E-0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s:</text:p>
          </table:table-cell>
          <table:table-cell table:formula="of:=1/[.B16]" office:value-type="float" office:value="6000" calcext:value-type="float">
            <text:p>6000</text:p>
          </table:table-cell>
          <table:table-cell table:formula="of:=1/[.C16]" office:value-type="float" office:value="6900" calcext:value-type="float">
            <text:p>6900</text:p>
          </table:table-cell>
          <table:table-cell table:formula="of:=1/[.D16]" office:value-type="float" office:value="5000" calcext:value-type="float">
            <text:p>5000</text:p>
          </table:table-cell>
          <table:table-cell table:formula="of:=1/[.E16]" office:value-type="float" office:value="6000" calcext:value-type="float">
            <text:p>6000</text:p>
          </table:table-cell>
          <table:table-cell table:formula="of:=1/[.F16]" office:value-type="float" office:value="6250" calcext:value-type="float">
            <text:p>6250</text:p>
          </table:table-cell>
          <table:table-cell table:formula="of:=1/[.G16]" office:value-type="float" office:value="7500" calcext:value-type="float">
            <text:p>7500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1 TOP value:</text:p>
          </table:table-cell>
          <table:table-cell table:formula="of:=ROUND([.B3]/(2*[.B17]))" office:value-type="float" office:value="1333" calcext:value-type="float">
            <text:p>1333</text:p>
          </table:table-cell>
          <table:table-cell table:formula="of:=ROUND([.C3]/(2*[.C17]))" office:value-type="float" office:value="1159" calcext:value-type="float">
            <text:p>1159</text:p>
          </table:table-cell>
          <table:table-cell table:formula="of:=ROUND([.D3]/(2*[.D17]))" office:value-type="float" office:value="1600" calcext:value-type="float">
            <text:p>1600</text:p>
          </table:table-cell>
          <table:table-cell table:formula="of:=ROUND([.E3]/(2*[.E17]))" office:value-type="float" office:value="1333" calcext:value-type="float">
            <text:p>1333</text:p>
          </table:table-cell>
          <table:table-cell table:formula="of:=ROUND([.F3]/(2*[.F17]))" office:value-type="float" office:value="1280" calcext:value-type="float">
            <text:p>1280</text:p>
          </table:table-cell>
          <table:table-cell table:formula="of:=ROUND([.G3]/(2*[.G17]))" office:value-type="float" office:value="1067" calcext:value-type="float">
            <text:p>1067</text:p>
          </table:table-cell>
          <table:table-cell/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offset:</text:p>
          </table:table-cell>
          <table:table-cell table:formula="of:=ROUND(([.B19]-1023)/2)" office:value-type="float" office:value="155" calcext:value-type="float">
            <text:p>155</text:p>
          </table:table-cell>
          <table:table-cell table:formula="of:=ROUND(([.C19]-1023)/2)" office:value-type="float" office:value="68" calcext:value-type="float">
            <text:p>68</text:p>
          </table:table-cell>
          <table:table-cell table:formula="of:=ROUND(([.D19]-1023)/2)" office:value-type="float" office:value="289" calcext:value-type="float">
            <text:p>289</text:p>
          </table:table-cell>
          <table:table-cell table:formula="of:=ROUND(([.E19]-1023)/2)" office:value-type="float" office:value="155" calcext:value-type="float">
            <text:p>155</text:p>
          </table:table-cell>
          <table:table-cell table:formula="of:=ROUND(([.F19]-1023)/2)" office:value-type="float" office:value="129" calcext:value-type="float">
            <text:p>129</text:p>
          </table:table-cell>
          <table:table-cell table:formula="of:=ROUND(([.G19]-1023)/2)" office:value-type="float" office:value="22" calcext:value-type="float">
            <text:p>22</text:p>
          </table:table-cell>
          <table:table-cell/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Duty Cycle range:</text:p>
          </table:table-cell>
          <table:table-cell table:style-name="ce2" table:formula="of:=1023/[.B19]" office:value-type="float" office:value="0.767441860465116" calcext:value-type="float">
            <text:p>0.77</text:p>
          </table:table-cell>
          <table:table-cell table:style-name="ce2" table:formula="of:=1023/[.C19]" office:value-type="float" office:value="0.882657463330457" calcext:value-type="float">
            <text:p>0.88</text:p>
          </table:table-cell>
          <table:table-cell table:style-name="ce2" table:formula="of:=1023/[.D19]" office:value-type="float" office:value="0.639375" calcext:value-type="float">
            <text:p>0.64</text:p>
          </table:table-cell>
          <table:table-cell table:style-name="ce2" table:formula="of:=1023/[.E19]" office:value-type="float" office:value="0.767441860465116" calcext:value-type="float">
            <text:p>0.77</text:p>
          </table:table-cell>
          <table:table-cell table:style-name="ce2" table:formula="of:=1023/[.F19]" office:value-type="float" office:value="0.79921875" calcext:value-type="float">
            <text:p>0.80</text:p>
          </table:table-cell>
          <table:table-cell table:style-name="ce2" table:formula="of:=1023/[.G19]" office:value-type="float" office:value="0.958762886597938" calcext:value-type="float">
            <text:p>0.9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currently selected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7:12:33.405187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30:12.960613818</meta:creation-date>
    <meta:generator>LibreOffice/6.4.2.2$Linux_X86_64 LibreOffice_project/4e471d8c02c9c90f512f7f9ead8875b57fcb1ec3</meta:generator>
    <meta:editing-cycles>0</meta:editing-cycles>
    <meta:editing-duration>P0D</meta:editing-duration>
    <meta:document-statistic meta:table-count="3" meta:cell-count="133" meta:object-count="0"/>
  </office:meta>
</office:document-meta>
</file>